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5983b0" draw:marker-start="" draw:marker-start-width="0.321cm" draw:marker-end-width="0.321cm" draw:fill-color="#ffffff" draw:textarea-horizontal-align="justify" draw:textarea-vertical-align="middle" draw:auto-grow-height="false" fo:min-height="16.932cm" fo:min-width="17.215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1.419cm" fo:min-width="1.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0.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0.9cm"/>
    </style:style>
    <style:style style:name="gr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8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6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95cm" svg:height="17.262cm" svg:x="1.505cm" svg:y="1.73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cm" svg:y1="10.4cm" svg:x2="19.295cm" svg:y2="10.4cm">
          <text:p/>
        </draw:line>
        <draw:line draw:style-name="gr2" draw:text-style-name="P2" draw:layer="layout" svg:x1="10.393cm" svg:y1="18.977cm" svg:x2="10.392cm" svg:y2="1.715cm">
          <text:p/>
        </draw:line>
        <draw:custom-shape draw:style-name="gr3" draw:text-style-name="P3" draw:layer="layout" svg:width="2.432cm" svg:height="2.359cm" svg:x="0.3cm" svg:y="4.541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79cm" svg:height="1.399cm" svg:x="0.021cm" svg:y="6.8cm">
          <draw:text-box>
            <text:p><text:span text:style-name="T2">V</text:span><text:span text:style-name="T3">a</text:span></text:p>
          </draw:text-box>
        </draw:frame>
        <draw:custom-shape draw:style-name="gr5" draw:text-style-name="P3" draw:layer="layout" svg:width="4cm" svg:height="1.4cm" svg:x="3.7cm" svg:y="1cm">
          <text:p text:style-name="P3"><text:span text:style-name="T1">R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3.8cm" svg:y="9.7cm">
          <text:p text:style-name="P3"><text:span text:style-name="T1">R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3.1cm" svg:y="1cm">
          <text:p text:style-name="P3"><text:span text:style-name="T1">R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4.2cm" svg:y="18.2cm">
          <text:p text:style-name="P3"><text:span text:style-name="T1">R</text:span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3.1cm" svg:y="9.7cm">
          <text:p text:style-name="P3"><text:span text:style-name="T1">R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cm" svg:height="1.4cm" draw:transform="rotate (1.5707963267949) translate (0.8cm 16.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cm" svg:height="1.4cm" draw:transform="rotate (1.5707963267949) translate (9.7cm 7.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cm" svg:height="3.6cm" svg:x="9cm" svg:y="13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2.8cm" svg:height="3.6cm" svg:x="17.9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9.3cm" svg:y1="6.803cm" svg:x2="19.3cm" svg:y2="5.2cm">
          <text:p/>
        </draw:line>
        <draw:frame draw:style-name="gr11" draw:text-style-name="P6" draw:layer="layout" svg:width="4.8cm" svg:height="2.261cm" svg:x="15.5cm" svg:y="6.8cm">
          <draw:text-box>
            <text:p><text:span text:style-name="T1">I</text:span><text:span text:style-name="T4">b</text:span><text:span text:style-name="T5"> = K</text:span><text:span text:style-name="T4">b </text:span><text:span text:style-name="T5">V</text:span><text:span text:style-name="T4">b</text:span></text:p>
            <text:p><text:span text:style-name="T6"/></text:p>
          </draw:text-box>
        </draw:frame>
        <draw:frame draw:style-name="gr12" draw:text-style-name="P7" draw:layer="layout" svg:width="1.5cm" svg:height="1.5cm" svg:x="0.8cm" svg:y="13.9cm">
          <draw:text-box>
            <text:p><text:span text:style-name="T1">R</text:span><text:span text:style-name="T4">6</text:span></text:p>
          </draw:text-box>
        </draw:frame>
        <draw:frame draw:style-name="gr12" draw:text-style-name="P7" draw:layer="layout" svg:width="1.5cm" svg:height="1.5cm" svg:x="9.7cm" svg:y="5.2cm">
          <draw:text-box>
            <text:p><text:span text:style-name="T1">R</text:span><text:span text:style-name="T4">3</text:span></text:p>
          </draw:text-box>
        </draw:frame>
        <draw:frame draw:style-name="gr13" draw:text-style-name="P8" draw:layer="layout" svg:width="3.8cm" svg:height="1.305cm" svg:x="6.7cm" svg:y="15.795cm">
          <draw:text-box>
            <text:p><text:span text:style-name="T1">V</text:span><text:span text:style-name="T4">c</text:span><text:span text:style-name="T5"> = K</text:span><text:span text:style-name="T4">c</text:span><text:span text:style-name="T5"> I</text:span><text:span text:style-name="T4">c</text:span></text:p>
          </draw:text-box>
        </draw:frame>
        <draw:frame draw:style-name="gr14" draw:text-style-name="P9" draw:layer="layout" svg:width="4.2cm" svg:height="3.135cm" svg:x="5.7cm" svg:y="4.365cm">
          <draw:text-box>
            <text:p><text:span text:style-name="T7"><text:s text:c="17"/></text:span><text:span text:style-name="T1">+</text:span></text:p>
            <text:p><text:span text:style-name="T1"><text:s text:c="9"/></text:span><text:span text:style-name="T2">V</text:span><text:span text:style-name="T3">b</text:span><text:span text:style-name="T2"> </text:span><text:span text:style-name="T1"><text:s text:c="19"/>-</text:span></text:p>
          </draw:text-box>
        </draw:frame>
        <draw:custom-shape draw:style-name="gr3" draw:text-style-name="P3" draw:layer="layout" svg:width="2.432cm" svg:height="2.359cm" svg:x="18.038cm" svg:y="13.535cm"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9.259cm" svg:y1="15.438cm" svg:x2="19.259cm" svg:y2="13.835cm">
          <text:p/>
        </draw:line>
        <draw:frame draw:style-name="gr15" draw:text-style-name="P4" draw:layer="layout" svg:width="1.3cm" svg:height="1.6cm" svg:x="19.6cm" svg:y="12.2cm">
          <draw:text-box>
            <text:p><text:span text:style-name="T2">I</text:span><text:span text:style-name="T3">d</text:span></text:p>
          </draw:text-box>
        </draw:frame>
        <draw:line draw:style-name="gr10" draw:text-style-name="P2" draw:layer="layout" svg:x1="2.7cm" svg:y1="15.9cm" svg:x2="2.7cm" svg:y2="17.503cm">
          <text:p/>
        </draw:line>
        <draw:frame draw:style-name="gr4" draw:text-style-name="P4" draw:layer="layout" svg:width="1.5cm" svg:height="1.399cm" svg:x="3cm" svg:y="15.701cm">
          <draw:text-box>
            <text:p><text:span text:style-name="T2">I</text:span><text:span text:style-name="T3">c</text:span></text:p>
          </draw:text-box>
        </draw:frame>
        <draw:line draw:style-name="gr16" draw:text-style-name="P2" draw:layer="layout" svg:x1="10.4cm" svg:y1="19cm" svg:x2="10.4cm" svg:y2="20.7cm">
          <text:p/>
        </draw:line>
        <draw:line draw:style-name="gr16" draw:text-style-name="P2" draw:layer="layout" svg:x1="8.5cm" svg:y1="20.7cm" svg:x2="12.2cm" svg:y2="20.7cm">
          <text:p/>
        </draw:line>
        <draw:line draw:style-name="gr16" draw:text-style-name="P2" draw:layer="layout" svg:x1="8.9cm" svg:y1="21.2cm" svg:x2="11.9cm" svg:y2="21.2cm">
          <text:p/>
        </draw:line>
        <draw:line draw:style-name="gr16" draw:text-style-name="P2" draw:layer="layout" svg:x1="9.7cm" svg:y1="21.7cm" svg:x2="11.1cm" svg:y2="21.7cm">
          <text:p/>
        </draw:line>
        <draw:frame draw:style-name="gr17" draw:text-style-name="P11" draw:layer="layout" svg:width="2.5cm" svg:height="1.119cm" svg:x="12.2cm" svg:y="20.7cm">
          <draw:text-box>
            <text:p text:style-name="P10"><text:span text:style-name="T1">GND</text:span></text:p>
          </draw:text-box>
        </draw:frame>
        <draw:frame draw:style-name="gr18" draw:text-style-name="P11" draw:layer="layout" svg:width="1.8cm" svg:height="1.4cm" svg:x="0.3cm" svg:y="0.6cm">
          <draw:text-box>
            <text:p text:style-name="P10"><text:span text:style-name="T1">V</text:span><text:span text:style-name="T4">1</text:span></text:p>
          </draw:text-box>
        </draw:frame>
        <draw:frame draw:style-name="gr18" draw:text-style-name="P11" draw:layer="layout" svg:width="1.8cm" svg:height="1.4cm" svg:x="9.6cm" svg:y="0.5cm">
          <draw:text-box>
            <text:p text:style-name="P10"><text:span text:style-name="T1">V</text:span><text:span text:style-name="T4">6</text:span></text:p>
          </draw:text-box>
        </draw:frame>
        <draw:frame draw:style-name="gr18" draw:text-style-name="P11" draw:layer="layout" svg:width="1.8cm" svg:height="1.4cm" svg:x="0.2cm" svg:y="9.6cm">
          <draw:text-box>
            <text:p text:style-name="P10"><text:span text:style-name="T1">V</text:span><text:span text:style-name="T4">2</text:span></text:p>
          </draw:text-box>
        </draw:frame>
        <draw:frame draw:style-name="gr18" draw:text-style-name="P11" draw:layer="layout" svg:width="1.8cm" svg:height="1.4cm" svg:x="19cm" svg:y="0.6cm">
          <draw:text-box>
            <text:p text:style-name="P10"><text:span text:style-name="T1">V</text:span><text:span text:style-name="T4">5</text:span></text:p>
          </draw:text-box>
        </draw:frame>
        <draw:frame draw:style-name="gr18" draw:text-style-name="P11" draw:layer="layout" svg:width="1.8cm" svg:height="1.4cm" svg:x="10.4cm" svg:y="9.1cm">
          <draw:text-box>
            <text:p text:style-name="P10"><text:span text:style-name="T1">V</text:span><text:span text:style-name="T4">7</text:span></text:p>
          </draw:text-box>
        </draw:frame>
        <draw:frame draw:style-name="gr18" draw:text-style-name="P11" draw:layer="layout" svg:width="1.8cm" svg:height="1.4cm" svg:x="0.5cm" svg:y="18.5cm">
          <draw:text-box>
            <text:p text:style-name="P10"><text:span text:style-name="T1">V</text:span><text:span text:style-name="T4">3</text:span></text:p>
          </draw:text-box>
        </draw:frame>
        <draw:frame draw:style-name="gr18" draw:text-style-name="P11" draw:layer="layout" svg:width="1.8cm" svg:height="1.4cm" svg:x="19.3cm" svg:y="9.5cm">
          <draw:text-box>
            <text:p text:style-name="P10"><text:span text:style-name="T1">V</text:span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4:50.992265222</meta:creation-date>
    <meta:editing-duration>PT50M23S</meta:editing-duration>
    <meta:editing-cycles>13</meta:editing-cycles>
    <meta:generator>LibreOffice/6.4.6.2$Linux_X86_64 LibreOffice_project/40$Build-2</meta:generator>
    <dc:date>2021-03-13T16:06:28.759079052</dc:date>
    <meta:document-statistic meta:object-count="37"/>
  </office:meta>
</office:document-meta>
</file>